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float" office:value="150854" calcext:value-type="float">
            <text:p>150854</text:p>
          </table:table-cell>
          <table:table-cell office:value-type="float" office:value="1" calcext:value-type="float">
            <text:p>1</text:p>
          </table:table-cell>
          <table:table-cell office:value-type="float" office:value="607277" calcext:value-type="float">
            <text:p>607277</text:p>
          </table:table-cell>
          <table:table-cell office:value-type="float" office:value="17.4186" calcext:value-type="float">
            <text:p>17.4186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16.1803" calcext:value-type="float">
            <text:p>16.1803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198939" calcext:value-type="float">
            <text:p>0.198939</text:p>
          </table:table-cell>
          <table:table-cell office:value-type="float" office:value="0.197856" calcext:value-type="float">
            <text:p>0.197856</text:p>
          </table:table-cell>
          <table:table-cell office:value-type="float" office:value="0.200397" calcext:value-type="float">
            <text:p>0.200397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358135" calcext:value-type="float">
            <text:p>0.358135</text:p>
          </table:table-cell>
          <table:table-cell office:value-type="float" office:value="0.35547" calcext:value-type="float">
            <text:p>0.35547</text:p>
          </table:table-cell>
          <table:table-cell office:value-type="float" office:value="0.362414" calcext:value-type="float">
            <text:p>0.362414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5.0891" calcext:value-type="float">
            <text:p>15.0891</text:p>
          </table:table-cell>
        </table:table-row>
        <table:table-row table:style-name="ro1">
          <table:table-cell office:value-type="float" office:value="3091.74" calcext:value-type="float">
            <text:p>3091.74</text:p>
          </table:table-cell>
          <table:table-cell office:value-type="float" office:value="1" calcext:value-type="float">
            <text:p>1</text:p>
          </table:table-cell>
          <table:table-cell office:value-type="float" office:value="50116" calcext:value-type="float">
            <text:p>50116</text:p>
          </table:table-cell>
          <table:table-cell office:value-type="float" office:value="11.1117" calcext:value-type="float">
            <text:p>11.1117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0.298" calcext:value-type="float">
            <text:p>10.298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8838" calcext:value-type="float">
            <text:p>0.238838</text:p>
          </table:table-cell>
          <table:table-cell office:value-type="float" office:value="0.237516" calcext:value-type="float">
            <text:p>0.237516</text:p>
          </table:table-cell>
          <table:table-cell office:value-type="float" office:value="0.240426" calcext:value-type="float">
            <text:p>0.240426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002" calcext:value-type="float">
            <text:p>0.430002</text:p>
          </table:table-cell>
          <table:table-cell office:value-type="float" office:value="0.425503" calcext:value-type="float">
            <text:p>0.425503</text:p>
          </table:table-cell>
          <table:table-cell office:value-type="float" office:value="0.434461" calcext:value-type="float">
            <text:p>0.434461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9" calcext:value-type="float">
            <text:p>1.80039</text:p>
          </table:table-cell>
          <table:table-cell office:value-type="float" office:value="10.0329" calcext:value-type="float">
            <text:p>10.0329</text:p>
          </table:table-cell>
        </table:table-row>
        <table:table-row table:style-name="ro1">
          <table:table-cell office:value-type="float" office:value="55.5226" calcext:value-type="float">
            <text:p>55.5226</text:p>
          </table:table-cell>
          <table:table-cell office:value-type="float" office:value="1" calcext:value-type="float">
            <text:p>1</text:p>
          </table:table-cell>
          <table:table-cell office:value-type="float" office:value="1517" calcext:value-type="float">
            <text:p>1517</text:p>
          </table:table-cell>
          <table:table-cell office:value-type="float" office:value="10.4138" calcext:value-type="float">
            <text:p>10.413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.61343" calcext:value-type="float">
            <text:p>9.6134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09" calcext:value-type="float">
            <text:p>0.240009</text:p>
          </table:table-cell>
          <table:table-cell office:value-type="float" office:value="0.238995" calcext:value-type="float">
            <text:p>0.238995</text:p>
          </table:table-cell>
          <table:table-cell office:value-type="float" office:value="0.240987" calcext:value-type="float">
            <text:p>0.240987</text:p>
          </table:table-cell>
          <table:table-cell office:value-type="float" office:value="0.240008" calcext:value-type="float">
            <text:p>0.240008</text:p>
          </table:table-cell>
          <table:table-cell office:value-type="float" office:value="0.238818" calcext:value-type="float">
            <text:p>0.238818</text:p>
          </table:table-cell>
          <table:table-cell office:value-type="float" office:value="0.24166" calcext:value-type="float">
            <text:p>0.24166</text:p>
          </table:table-cell>
          <table:table-cell office:value-type="float" office:value="0.432142" calcext:value-type="float">
            <text:p>0.432142</text:p>
          </table:table-cell>
          <table:table-cell office:value-type="float" office:value="0.429443" calcext:value-type="float">
            <text:p>0.429443</text:p>
          </table:table-cell>
          <table:table-cell office:value-type="float" office:value="0.435338" calcext:value-type="float">
            <text:p>0.435338</text:p>
          </table:table-cell>
          <table:table-cell office:value-type="float" office:value="0.432142" calcext:value-type="float">
            <text:p>0.432142</text:p>
          </table:table-cell>
          <table:table-cell office:value-type="float" office:value="0.42826" calcext:value-type="float">
            <text:p>0.42826</text:p>
          </table:table-cell>
          <table:table-cell office:value-type="float" office:value="0.43742" calcext:value-type="float">
            <text:p>0.43742</text:p>
          </table:table-cell>
          <table:table-cell office:value-type="float" office:value="1.80052" calcext:value-type="float">
            <text:p>1.80052</text:p>
          </table:table-cell>
          <table:table-cell office:value-type="float" office:value="1.80053" calcext:value-type="float">
            <text:p>1.80053</text:p>
          </table:table-cell>
          <table:table-cell office:value-type="float" office:value="9.48262" calcext:value-type="float">
            <text:p>9.48262</text:p>
          </table:table-cell>
        </table:table-row>
        <table:table-row table:style-name="ro1">
          <table:table-cell office:value-type="float" office:value="49.6596" calcext:value-type="float">
            <text:p>49.6596</text:p>
          </table:table-cell>
          <table:table-cell office:value-type="float" office:value="1" calcext:value-type="float">
            <text:p>1</text:p>
          </table:table-cell>
          <table:table-cell office:value-type="float" office:value="1380" calcext:value-type="float">
            <text:p>1380</text:p>
          </table:table-cell>
          <table:table-cell office:value-type="float" office:value="10.3556" calcext:value-type="float">
            <text:p>10.355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9.55585" calcext:value-type="float">
            <text:p>9.5558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09" calcext:value-type="float">
            <text:p>0.240009</text:p>
          </table:table-cell>
          <table:table-cell office:value-type="float" office:value="0.238995" calcext:value-type="float">
            <text:p>0.238995</text:p>
          </table:table-cell>
          <table:table-cell office:value-type="float" office:value="0.240987" calcext:value-type="float">
            <text:p>0.240987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0.238823" calcext:value-type="float">
            <text:p>0.238823</text:p>
          </table:table-cell>
          <table:table-cell office:value-type="float" office:value="0.241663" calcext:value-type="float">
            <text:p>0.241663</text:p>
          </table:table-cell>
          <table:table-cell office:value-type="float" office:value="0.432142" calcext:value-type="float">
            <text:p>0.432142</text:p>
          </table:table-cell>
          <table:table-cell office:value-type="float" office:value="0.429443" calcext:value-type="float">
            <text:p>0.429443</text:p>
          </table:table-cell>
          <table:table-cell office:value-type="float" office:value="0.435338" calcext:value-type="float">
            <text:p>0.435338</text:p>
          </table:table-cell>
          <table:table-cell office:value-type="float" office:value="0.432146" calcext:value-type="float">
            <text:p>0.432146</text:p>
          </table:table-cell>
          <table:table-cell office:value-type="float" office:value="0.428253" calcext:value-type="float">
            <text:p>0.428253</text:p>
          </table:table-cell>
          <table:table-cell office:value-type="float" office:value="0.437453" calcext:value-type="float">
            <text:p>0.437453</text:p>
          </table:table-cell>
          <table:table-cell office:value-type="float" office:value="1.80052" calcext:value-type="float">
            <text:p>1.80052</text:p>
          </table:table-cell>
          <table:table-cell office:value-type="float" office:value="1.80053" calcext:value-type="float">
            <text:p>1.80053</text:p>
          </table:table-cell>
          <table:table-cell office:value-type="float" office:value="9.43829" calcext:value-type="float">
            <text:p>9.43829</text:p>
          </table:table-cell>
        </table:table-row>
        <table:table-row table:style-name="ro1">
          <table:table-cell office:value-type="float" office:value="47.6213" calcext:value-type="float">
            <text:p>47.6213</text:p>
          </table:table-cell>
          <table:table-cell office:value-type="float" office:value="1" calcext:value-type="float">
            <text:p>1</text:p>
          </table:table-cell>
          <table:table-cell office:value-type="float" office:value="1435" calcext:value-type="float">
            <text:p>1435</text:p>
          </table:table-cell>
          <table:table-cell office:value-type="float" office:value="10.3521" calcext:value-type="float">
            <text:p>10.352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.55154" calcext:value-type="float">
            <text:p>9.5515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09" calcext:value-type="float">
            <text:p>0.240009</text:p>
          </table:table-cell>
          <table:table-cell office:value-type="float" office:value="0.238995" calcext:value-type="float">
            <text:p>0.238995</text:p>
          </table:table-cell>
          <table:table-cell office:value-type="float" office:value="0.240987" calcext:value-type="float">
            <text:p>0.240987</text:p>
          </table:table-cell>
          <table:table-cell office:value-type="float" office:value="0.240006" calcext:value-type="float">
            <text:p>0.240006</text:p>
          </table:table-cell>
          <table:table-cell office:value-type="float" office:value="0.238815" calcext:value-type="float">
            <text:p>0.238815</text:p>
          </table:table-cell>
          <table:table-cell office:value-type="float" office:value="0.24166" calcext:value-type="float">
            <text:p>0.24166</text:p>
          </table:table-cell>
          <table:table-cell office:value-type="float" office:value="0.432142" calcext:value-type="float">
            <text:p>0.432142</text:p>
          </table:table-cell>
          <table:table-cell office:value-type="float" office:value="0.429443" calcext:value-type="float">
            <text:p>0.429443</text:p>
          </table:table-cell>
          <table:table-cell office:value-type="float" office:value="0.435338" calcext:value-type="float">
            <text:p>0.435338</text:p>
          </table:table-cell>
          <table:table-cell office:value-type="float" office:value="0.432138" calcext:value-type="float">
            <text:p>0.432138</text:p>
          </table:table-cell>
          <table:table-cell office:value-type="float" office:value="0.428267" calcext:value-type="float">
            <text:p>0.428267</text:p>
          </table:table-cell>
          <table:table-cell office:value-type="float" office:value="0.43743" calcext:value-type="float">
            <text:p>0.43743</text:p>
          </table:table-cell>
          <table:table-cell office:value-type="float" office:value="1.80052" calcext:value-type="float">
            <text:p>1.80052</text:p>
          </table:table-cell>
          <table:table-cell office:value-type="float" office:value="1.80053" calcext:value-type="float">
            <text:p>1.80053</text:p>
          </table:table-cell>
          <table:table-cell office:value-type="float" office:value="9.43583" calcext:value-type="float">
            <text:p>9.43583</text:p>
          </table:table-cell>
        </table:table-row>
        <table:table-row table:style-name="ro1">
          <table:table-cell office:value-type="float" office:value="51.0209" calcext:value-type="float">
            <text:p>51.0209</text:p>
          </table:table-cell>
          <table:table-cell office:value-type="float" office:value="1" calcext:value-type="float">
            <text:p>1</text:p>
          </table:table-cell>
          <table:table-cell office:value-type="float" office:value="1731" calcext:value-type="float">
            <text:p>1731</text:p>
          </table:table-cell>
          <table:table-cell office:value-type="float" office:value="10.3482" calcext:value-type="float">
            <text:p>10.348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.54912" calcext:value-type="float">
            <text:p>9.5491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06" calcext:value-type="float">
            <text:p>0.240006</text:p>
          </table:table-cell>
          <table:table-cell office:value-type="float" office:value="0.238937" calcext:value-type="float">
            <text:p>0.238937</text:p>
          </table:table-cell>
          <table:table-cell office:value-type="float" office:value="0.241567" calcext:value-type="float">
            <text:p>0.241567</text:p>
          </table:table-cell>
          <table:table-cell office:value-type="float" office:value="0.240009" calcext:value-type="float">
            <text:p>0.240009</text:p>
          </table:table-cell>
          <table:table-cell office:value-type="float" office:value="0.238407" calcext:value-type="float">
            <text:p>0.238407</text:p>
          </table:table-cell>
          <table:table-cell office:value-type="float" office:value="0.242163" calcext:value-type="float">
            <text:p>0.242163</text:p>
          </table:table-cell>
          <table:table-cell office:value-type="float" office:value="0.432157" calcext:value-type="float">
            <text:p>0.432157</text:p>
          </table:table-cell>
          <table:table-cell office:value-type="float" office:value="0.428505" calcext:value-type="float">
            <text:p>0.428505</text:p>
          </table:table-cell>
          <table:table-cell office:value-type="float" office:value="0.43539" calcext:value-type="float">
            <text:p>0.43539</text:p>
          </table:table-cell>
          <table:table-cell office:value-type="float" office:value="0.432164" calcext:value-type="float">
            <text:p>0.432164</text:p>
          </table:table-cell>
          <table:table-cell office:value-type="float" office:value="0.427407" calcext:value-type="float">
            <text:p>0.427407</text:p>
          </table:table-cell>
          <table:table-cell office:value-type="float" office:value="0.439692" calcext:value-type="float">
            <text:p>0.439692</text:p>
          </table:table-cell>
          <table:table-cell table:number-columns-repeated="2" office:value-type="float" office:value="1.80061" calcext:value-type="float">
            <text:p>1.80061</text:p>
          </table:table-cell>
          <table:table-cell office:value-type="float" office:value="9.43398" calcext:value-type="float">
            <text:p>9.43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21:25:25.856383286</meta:creation-date>
    <dc:date>2023-06-27T22:39:00.072048257</dc:date>
    <meta:editing-duration>PT1M22S</meta:editing-duration>
    <meta:editing-cycles>3</meta:editing-cycles>
    <meta:generator>LibreOffice/7.3.7.2$Linux_AARCH64 LibreOffice_project/30$Build-2</meta:generator>
    <meta:document-statistic meta:table-count="1" meta:cell-count="162" meta:object-count="0"/>
  </office:meta>
</office:document-meta>
</file>